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Helvetica" svg:font-family="Helvetica, Arial, freesans, sans-serif"/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fo:font-size="13pt" fo:font-style="normal" style:text-underline-style="solid" style:text-underline-width="auto" style:text-underline-color="font-color" fo:font-weight="bold" officeooo:paragraph-rsid="001016d0" style:font-size-asian="13pt" style:font-style-asian="normal" style:font-weight-asian="bold" style:font-size-complex="13pt" style:font-style-complex="normal"/>
    </style:style>
    <style:style style:name="P2" style:family="paragraph" style:parent-style-name="Text_20_body">
      <style:text-properties fo:font-style="normal" officeooo:paragraph-rsid="001016d0" style:font-style-asian="normal" style:font-style-complex="normal"/>
    </style:style>
    <style:style style:name="P3" style:family="paragraph" style:parent-style-name="Text_20_body" style:list-style-name="L35">
      <style:text-properties fo:font-style="normal" officeooo:paragraph-rsid="001016d0" style:font-style-asian="normal" style:font-style-complex="normal"/>
    </style:style>
    <style:style style:name="P4" style:family="paragraph" style:parent-style-name="Text_20_body">
      <style:text-properties style:font-name="Arial" fo:font-size="11pt" fo:font-style="normal" style:font-size-asian="11pt" style:font-style-asian="normal" style:font-size-complex="11pt" style:font-style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style:font-name="Arial" fo:font-size="11pt" style:font-size-asian="11pt" style:font-style-asian="normal" style:font-weight-asian="normal" style:font-size-complex="11pt"/>
    </style:style>
    <style:style style:name="T4" style:family="text">
      <style:text-properties style:font-name="Arial" fo:font-size="11pt" style:font-size-asian="11pt" style:font-style-asian="normal" style:font-weight-asian="normal" style:font-size-complex="11pt"/>
    </style:style>
    <style:style style:name="T5" style:family="text">
      <style:text-properties style:font-name="Arial" fo:font-size="11pt" style:font-size-asian="11pt" style:font-style-asian="normal" style:font-weight-asian="normal" style:font-size-complex="11pt"/>
    </style:style>
    <style:style style:name="T6" style:family="text">
      <style:text-properties style:font-name="Arial" fo:font-size="11pt" officeooo:rsid="001016d0" style:font-size-asian="11pt" style:font-style-asian="normal" style:font-weight-asian="normal" style:font-size-complex="11pt"/>
    </style:style>
    <style:style style:name="T7" style:family="text">
      <style:text-properties style:font-name="Arial" fo:font-size="11pt" style:font-size-asian="11pt" style:font-size-complex="11pt"/>
    </style:style>
    <style:style style:name="T8" style:family="text">
      <style:text-properties style:font-name="Arial" fo:font-size="11pt" style:font-size-asian="11pt" style:font-weight-asian="normal" style:font-size-complex="11pt"/>
    </style:style>
    <style:style style:name="T9" style:family="text">
      <style:text-properties style:font-name="Arial" fo:font-size="11pt" style:font-size-asian="11pt" style:font-weight-asian="normal" style:font-size-complex="11pt"/>
    </style:style>
    <style:style style:name="T10" style:family="text">
      <style:text-properties style:font-name="Arial" fo:font-size="11pt" style:font-size-asian="11pt" style:font-weight-asian="normal" style:font-size-complex="11pt"/>
    </style:style>
    <style:style style:name="T11" style:family="text">
      <style:text-properties style:font-name="Arial" fo:font-size="11pt" officeooo:rsid="001016d0" style:font-size-asian="11pt" style:font-weight-asian="normal" style:font-size-complex="11pt"/>
    </style:style>
    <style:style style:name="T12" style:family="text">
      <style:text-properties style:font-name="Arial" fo:font-size="11pt" officeooo:rsid="00113588" style:font-size-asian="11pt" style:font-weight-asian="normal" style:font-size-complex="11pt"/>
    </style:style>
    <style:style style:name="T13" style:family="text">
      <style:text-properties style:font-name="Arial" fo:font-size="11pt" fo:font-weight="bold" style:font-size-asian="11pt" style:font-style-asian="normal" style:font-weight-asian="bold" style:font-size-complex="11pt" style:font-weight-complex="bold"/>
    </style:style>
    <style:style style:name="T14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5" style:family="text">
      <style:text-properties style:font-name="Arial" fo:font-size="11pt" fo:font-style="italic" style:font-size-asian="11pt" style:font-style-asian="italic" style:font-weight-asian="normal" style:font-size-complex="11pt" style:font-style-complex="italic"/>
    </style:style>
    <style:style style:name="T16" style:family="text">
      <style:text-properties style:font-name="Arial" fo:font-size="11pt" fo:font-style="italic" style:font-size-asian="11pt" style:font-style-asian="italic" style:font-weight-asian="normal" style:font-size-complex="11pt" style:font-style-complex="italic"/>
    </style:style>
    <style:style style:name="T17" style:family="text"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8" style:family="text">
      <style:text-properties style:font-name="Arial" fo:font-size="11pt" fo:font-style="normal" style:font-size-asian="11pt" style:font-style-asian="normal" style:font-weight-asian="normal" style:font-size-complex="11pt" style:font-style-complex="normal"/>
    </style:style>
    <style:style style:name="T19" style:family="text">
      <style:text-properties style:font-name="Arial" fo:font-size="11pt" fo:font-style="normal" style:font-size-asian="11pt" style:font-style-asian="normal" style:font-weight-asian="normal" style:font-size-complex="11pt" style:font-style-complex="normal"/>
    </style:style>
    <style:style style:name="T20" style:family="text"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1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1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 text:start-value="3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 text:start-value="4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 text:start-value="5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 text:start-value="6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 text:start-value="7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 text:start-value="8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 text:start-value="9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 text:start-value="1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 text:start-value="1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 text:start-value="3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 text:start-value="4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style:num-suffix="." style:num-format="1" text:start-value="5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 text:start-value="6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9">
      <text:list-level-style-number text:level="1" text:style-name="Numbering_20_Symbols" style:num-suffix="." style:num-format="1" text:start-value="7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number text:level="1" text:style-name="Numbering_20_Symbols" style:num-suffix="." style:num-format="1" text:start-value="8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1">
      <text:list-level-style-number text:level="1" text:style-name="Numbering_20_Symbols" style:num-suffix="." style:num-format="1" text:start-value="9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 text:start-value="1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 text:start-value="1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ASE DE DATOS ESTUDIO DE TATTOO</text:span></text:p>
      <text:p text:style-name="P2"><text:span text:style-name="T1"/></text:p>
      <text:p text:style-name="P2"><text:span text:style-name="T1">Requisitos</text:span><text:line-break/><text:span text:style-name="T8">Deseamos diseñar una BBDD que guarde la información necesaria para la gestión</text:span><text:span text:style-name="T7"><text:line-break/></text:span><text:span text:style-name="T8">de un estudio de tatuajes. Los supuestos considerados son los siguientes:</text:span><text:span text:style-name="T7"><text:line-break/></text:span></text:p>
      <text:list xml:id="list1229467001" text:style-name="L35">
        <text:list-item>
          <text:p text:style-name="P3"><text:span text:style-name="T8">Una </text:span><text:span text:style-name="T14">cita</text:span><text:span text:style-name="T8"> </text:span><text:span text:style-name="T8">está definida por un </text:span><text:span text:style-name="T11">identificador, una</text:span><text:span text:style-name="T8"> breve descripción, la fecha y hora en que se realiza, estado de la cita </text:span><text:span text:style-name="T8">(</text:span><text:span text:style-name="T8">reservada o pendiente, realizada…</text:span><text:span text:style-name="T8">)</text:span><text:span text:style-name="T8">, el precio </text:span><text:span text:style-name="T11">y</text:span><text:span text:style-name="T8"> la cantidad depositada como señal. También registramos el tipo de cita </text:span><text:span text:style-name="T8">(</text:span><text:span text:style-name="T8">de tatuaje o de piercing</text:span><text:span text:style-name="T8">)</text:span><text:span text:style-name="T8">.</text:span></text:p>
        </text:list-item>
        <text:list-item>
          <text:p text:style-name="P3"><text:span text:style-name="T8">De cada </text:span><text:span text:style-name="T14">trabajador</text:span><text:span text:style-name="T8"> </text:span><text:span text:style-name="T8">del estudio vamos a registrar su nombre, nif, número de la seguridad social, fecha de alta en el estudio, fecha de nacimiento, dirección completa, email y uno o más teléfonos. Registramos el salario como opcional, porque hay trabajadores que cobran según su porcentaje </text:span><text:span text:style-name="T11">de comisión</text:span><text:span text:style-name="T8">.</text:span></text:p>
        </text:list-item>
        <text:list-item>
          <text:p text:style-name="P3"><text:span text:style-name="T8">De cada </text:span><text:span text:style-name="T14">cliente</text:span><text:span text:style-name="T8"> </text:span><text:span text:style-name="T8">recogeremos su nombre completo, DNI, dirección completa, fecha de nacimiento, instagram </text:span><text:span text:style-name="T8">(</text:span><text:span text:style-name="T8">opcional</text:span><text:span text:style-name="T8">)</text:span><text:span text:style-name="T8">, email </text:span><text:span text:style-name="T8">(</text:span><text:span text:style-name="T8">opcional</text:span><text:span text:style-name="T8">)</text:span><text:span text:style-name="T8">, un teléfono de contacto y posibles alergias.</text:span></text:p>
        </text:list-item>
        <text:list-item>
          <text:p text:style-name="P3"><text:span text:style-name="T8">El estudio consta de varias cabinas donde se llevan a cabo las citas. De cada </text:span><text:span text:style-name="T14">cabina</text:span><text:span text:style-name="T8"> </text:span><text:span text:style-name="T8">vamos a registrar un número de identificación, su ubicación en el estudio y su superficie. Además, algunas cabinas están habilitadas para hacer piercing.</text:span></text:p>
        </text:list-item>
        <text:list-item>
          <text:p text:style-name="P3"><text:span text:style-name="T8"><text:s/></text:span><text:span text:style-name="T8">Cada cabina dispone de varios productos de los que necesitamos llevar un inventario. Para cada </text:span><text:span text:style-name="T14">producto</text:span><text:span text:style-name="T8"> </text:span><text:span text:style-name="T8">almacenamos su nombre, su identificador y su fecha de caducidad.</text:span></text:p>
        </text:list-item>
        <text:list-item>
          <text:p text:style-name="P3"><text:span text:style-name="T8">Una cabina consta de varios huecos para gestionar la disponibilidad de las citas. Cada </text:span><text:span text:style-name="T14">hueco</text:span><text:span text:style-name="T8"> </text:span><text:span text:style-name="T8">cuenta con un número y se identificará con ese número más el identificador de su cabina. Además se guardará de cada uno la hora, el día y si está o no disponible para una fecha y una hora.</text:span></text:p>
        </text:list-item>
        <text:list-item>
          <text:p text:style-name="P3"><text:span text:style-name="T8"><text:s/></text:span><text:span text:style-name="T8">En la realización de un tatuaje es necesario el uso de agujas. Para cada </text:span><text:span text:style-name="T14">aguja</text:span><text:span text:style-name="T8"> </text:span><text:span text:style-name="T8">vamos a guardar su identificador, el numero de agujas de las que dispone, la configuración de estas, la longitud del taper y la cantidad de agujas <text:s/></text:span><text:span text:style-name="T12">de ese tipo </text:span><text:span text:style-name="T8">disponibles en el estudio. El tipo de aguja se define por: numero de agujas + configuración + taper. No puede haber dos agujas registradas del mismo tipo.</text:span></text:p>
        </text:list-item>
        <text:list-item>
          <text:p text:style-name="P3"><text:span text:style-name="T8">Algunos trabajadores pueden ser </text:span><text:span text:style-name="T14">tatuadores</text:span><text:span text:style-name="T8"> </text:span><text:span text:style-name="T8">y algunos pueden ser </text:span><text:span text:style-name="T14">anilladores</text:span><text:span text:style-name="T8">. Un tatuador puede ser anillador y viceversa. Los tatuadores y los anilladores no tienen un salario fijo, sino que se registra el porcentaje </text:span><text:span text:style-name="T12">de comisión </text:span><text:span text:style-name="T8">pactado con el estudio que se llevan por cada cita.</text:span></text:p>
        </text:list-item>
        <text:list-item>
          <text:p text:style-name="P3"><text:span text:style-name="T8">Es posible que algunos clientes sean menores de edad, así que necesitamos recoger los datos de un </text:span><text:span text:style-name="T14">tutor</text:span><text:span text:style-name="T8"> </text:span><text:span text:style-name="T14">legal</text:span><text:span text:style-name="T8"> </text:span><text:span text:style-name="T8">del que guardaremos su DNI, nombre, fecha de nacimiento, un teléfono de contacto </text:span><text:span text:style-name="T12">(que será único y obligatorio)</text:span><text:span text:style-name="T8"> y su email.</text:span></text:p>
        </text:list-item>
        <text:list-item>
          <text:p text:style-name="P3"><text:span text:style-name="T8"><text:s/></text:span><text:span text:style-name="T8">Una cita de tatuaje tiene que ser realizada por un tatuador y un tatuador podrá realizar varias citas. Una cita de piercing tiene que ser realizada por un anillador y un anillador podrá realizar varias citas. <text:s/>Al mismo tiempo, una cita se tiene que llevar a cabo en una única cabina. En una cabina se pueden llevar a cabo varias citas en un día. Una cita tiene que estar asignada a uno o varios clientes y cada cliente podrá reservar o tener realizadas </text:span><text:soft-page-break/><text:span text:style-name="T8">varias citas. En cada cita puede que se utilicen uno o más tipos de agujas y un tipo concreto de aguja puede ser utilizado en varias citas diferentes.</text:span></text:p>
        </text:list-item>
        <text:list-item>
          <text:p text:style-name="P3"><text:span text:style-name="T8">En cada cabina puede haber uno o más productos. Un tipo de producto puede estar en varias cabinas. Cuando una cabina contenga un producto necesitamos saber que cantidad de ese producto se guarda en la cabina. </text:span></text:p>
        </text:list-item>
        <text:list-item>
          <text:p text:style-name="P3"><text:span text:style-name="T8">Una cabina tiene uno o más huecos. Un hueco tiene que pertenecer a una cabina y solo a una. </text:span></text:p>
        </text:list-item>
        <text:list-item>
          <text:p text:style-name="P3"><text:span text:style-name="T8"><text:s/></text:span><text:span text:style-name="T8">Las citas de tipo piercing solo pueden ser llevadas a cabo en una cabina habilitada para hacer piercing.</text:span></text:p>
        </text:list-item>
        <text:list-item>
          <text:p text:style-name="P3"><text:span text:style-name="T8">Algunos trabajadores pueden ser mentores de otro trabajador. Un mentor lo será de un único trabajador, y un trabajador podrá tener como máximo un mentor asignado.</text:span></text:p>
        </text:list-item>
        <text:list-item>
          <text:p text:style-name="P3"><text:span text:style-name="T8">Un cliente podrá tener un tutor legal como máximo en caso de ser menor de edad, y a su vez un tutor legal podrá serlo de varios clientes. Vamos a registrar también el parentesco entre el tutor legal y el cliente.</text:span>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Helvetica" svg:font-family="Helvetica, Arial, freesans, sans-serif"/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normal" style:family="paragraph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4-28T20:30:39.601000000</meta:creation-date>
    <dc:date>2024-04-28T20:45:52.747000000</dc:date>
    <meta:editing-duration>PT15M13S</meta:editing-duration>
    <meta:editing-cycles>2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17" meta:word-count="687" meta:character-count="3955" meta:non-whitespace-character-count="3291"/>
  </office:meta>
</office:document-meta>
</file>